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0.926cm"/>
      <style:paragraph-properties style:writing-mode="lr-tb"/>
    </style:style>
    <style:style style:name="gr5" style:family="graphic" style:parent-style-name="standard">
      <style:graphic-properties draw:stroke="none" draw:fill="none" fo:min-height="0.3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Courier New1" fo:font-size="8pt" style:font-size-asian="8pt" style:font-size-complex="8pt"/>
    </style:style>
    <style:style style:name="P5" style:family="paragraph">
      <loext:graphic-properties draw:fill="none"/>
      <style:paragraph-properties fo:margin-left="0cm" fo:margin-right="0cm" fo:text-indent="0cm"/>
      <style:text-properties style:font-name="Courier New1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1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191cm" svg:height="2.858cm" svg:x="0.663cm" svg:y="2.857cm">
            <text:p/>
          </draw:rect>
          <draw:line draw:style-name="gr2" draw:text-style-name="P1" draw:layer="layout" svg:x1="0.663cm" svg:y1="1.693cm" svg:x2="0.663cm" svg:y2="5.715cm">
            <text:p/>
          </draw:line>
          <draw:line draw:style-name="gr2" draw:text-style-name="P1" draw:layer="layout" svg:x1="1.863cm" svg:y1="1.693cm" svg:x2="1.863cm" svg:y2="5.715cm">
            <text:p/>
          </draw:line>
          <draw:line draw:style-name="gr2" draw:text-style-name="P1" draw:layer="layout" svg:x1="1.854cm" svg:y1="5.715cm" svg:x2="0.663cm" svg:y2="5.715cm">
            <text:p/>
          </draw:line>
        </draw:g>
        <draw:rect draw:style-name="gr1" draw:text-style-name="P1" draw:layer="layout" svg:width="1.191cm" svg:height="2.038cm" svg:x="3.163cm" svg:y="3.677cm">
          <text:p/>
        </draw:rect>
        <draw:line draw:style-name="gr2" draw:text-style-name="P1" draw:layer="layout" svg:x1="3.175cm" svg:y1="2.778cm" svg:x2="3.163cm" svg:y2="5.715cm">
          <text:p/>
        </draw:line>
        <draw:line draw:style-name="gr2" draw:text-style-name="P1" draw:layer="layout" svg:x1="4.365cm" svg:y1="2.725cm" svg:x2="4.363cm" svg:y2="5.715cm">
          <text:p/>
        </draw:line>
        <draw:line draw:style-name="gr2" draw:text-style-name="P1" draw:layer="layout" svg:x1="4.354cm" svg:y1="5.715cm" svg:x2="3.163cm" svg:y2="5.715cm">
          <text:p/>
        </draw:line>
        <draw:custom-shape draw:style-name="gr3" draw:text-style-name="P1" draw:layer="layout" svg:width="0.979cm" svg:height="1.693cm" draw:transform="rotate (0.436332312998582) translate (0.62cm 1.114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3" draw:layer="layout" svg:width="2.064cm" svg:height="1.176cm" svg:x="0.478cm" svg:y="6.244cm">
          <draw:text-box>
            <text:p text:style-name="P2"><text:span text:style-name="T1">Thread_A</text:span></text:p>
          </draw:text-box>
        </draw:frame>
        <draw:frame draw:style-name="gr4" draw:text-style-name="P3" draw:layer="layout" svg:width="2.064cm" svg:height="1.176cm" svg:x="2.878cm" svg:y="6.244cm">
          <draw:text-box>
            <text:p text:style-name="P2"><text:span text:style-name="T1">Thread_B</text:span></text:p>
          </draw:text-box>
        </draw:frame>
        <draw:line draw:style-name="gr2" draw:text-style-name="P1" draw:layer="layout" svg:x1="3.832cm" svg:y1="3.863cm" svg:x2="4.736cm" svg:y2="3.016cm">
          <text:p/>
        </draw:line>
        <draw:line draw:style-name="gr2" draw:text-style-name="P1" draw:layer="layout" svg:x1="3.832cm" svg:y1="3.889cm" svg:x2="4.762cm" svg:y2="3.492cm">
          <text:p/>
        </draw:line>
        <draw:frame draw:style-name="gr4" draw:text-style-name="P4" draw:layer="layout" svg:width="9.702cm" svg:height="1.176cm" svg:x="4.532cm" svg:y="2.884cm">
          <draw:text-box>
            <text:p text:style-name="P2"><text:span text:style-name="T2">Util.throwExceptionInThread(SomeException, Thread_A)</text:span></text:p>
          </draw:text-box>
        </draw:frame>
        <draw:frame draw:style-name="gr5" draw:text-style-name="P5" draw:layer="layout" svg:width="3.248cm" svg:height="0.574cm" svg:x="0.292cm" svg:y="0.426cm">
          <draw:text-box>
            <text:p text:style-name="P2"><text:span text:style-name="T2">SomeExce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GB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